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erif"/>
    <style:font-face style:name="SFMono-Regular1" svg:font-family="SFMono-Regular, Consolas, 'Liberation Mono', Menlo, Courier, monospace"/>
    <style:font-face style:name="SFMono-Regular" svg:font-family="SFMono-Regular, Consolas, 'Liberation Mono', Menlo, monospace"/>
    <style:font-face style:name="Ubuntu Mono" svg:font-family="'Ubuntu Mono', UbuntuMonoRegular, 'Courier New', monospace"/>
    <style:font-face style:name="courier" svg:font-family="courier"/>
    <style:font-face style:name="inherit" svg:font-family="inherit"/>
    <style:font-face style:name="monospace" svg:font-family="monospace"/>
    <style:font-face style:name="sans-serif" svg:font-family="sans-serif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0.697cm" table:align="left"/>
    </style:style>
    <style:style style:name="Tabla1.A" style:family="table-column">
      <style:table-column-properties style:column-width="0.425cm"/>
    </style:style>
    <style:style style:name="Tabla1.B" style:family="table-column">
      <style:table-column-properties style:column-width="0.27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24cm" table:align="left"/>
    </style:style>
    <style:style style:name="Tabla2.A" style:family="table-column">
      <style:table-column-properties style:column-width="0.425cm"/>
    </style:style>
    <style:style style:name="Tabla2.B" style:family="table-column">
      <style:table-column-properties style:column-width="11.81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4.944cm" table:align="left" fo:background-color="#ffffff">
        <style:background-image/>
      </style:table-properties>
    </style:style>
    <style:style style:name="Tabla3.A" style:family="table-column">
      <style:table-column-properties style:column-width="6.555cm"/>
    </style:style>
    <style:style style:name="Tabla3.B" style:family="table-column">
      <style:table-column-properties style:column-width="8.389cm"/>
    </style:style>
    <style:style style:name="Tabla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3.B1" style:family="table-cell">
      <style:table-cell-properties fo:padding="0.049cm" fo:border="none"/>
    </style:style>
    <style:style style:name="Tabla3.A2" style:family="table-cell">
      <style:table-cell-properties style:vertical-align="middle" fo:background-color="transparent" fo:padding-left="0.265cm" fo:padding-right="0.265cm" fo:padding-top="0.049cm" fo:padding-bottom="0.049cm" fo:border="0.05pt solid #dddddd">
        <style:background-image/>
      </style:table-cell-properties>
    </style:style>
    <style:style style:name="Tabla4" style:family="table">
      <style:table-properties style:width="14.062cm" fo:margin-left="0.171cm" fo:margin-right="3.357cm" table:align="margins"/>
    </style:style>
    <style:style style:name="Tabla4.A" style:family="table-column">
      <style:table-column-properties style:column-width="0.97cm" style:rel-column-width="4521*"/>
    </style:style>
    <style:style style:name="Tabla4.B" style:family="table-column">
      <style:table-column-properties style:column-width="3.565cm" style:rel-column-width="16613*"/>
    </style:style>
    <style:style style:name="Tabla4.D" style:family="table-column">
      <style:table-column-properties style:column-width="2.342cm" style:rel-column-width="10917*"/>
    </style:style>
    <style:style style:name="Tabla4.E" style:family="table-column">
      <style:table-column-properties style:column-width="1.73cm" style:rel-column-width="8064*"/>
    </style:style>
    <style:style style:name="Tabla4.F" style:family="table-column">
      <style:table-column-properties style:column-width="1.889cm" style:rel-column-width="880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06117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23da7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25660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137907" officeooo:paragraph-rsid="0013790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375c1" officeooo:paragraph-rsid="0023da7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375c1" officeooo:paragraph-rsid="002a981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375c1" officeooo:paragraph-rsid="0025660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ba34b" officeooo:paragraph-rsid="002ba34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e54bc" officeooo:paragraph-rsid="002e54bc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f4e64" officeooo:paragraph-rsid="002f4e6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37695" officeooo:paragraph-rsid="0033769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37695" officeooo:paragraph-rsid="0039644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35a82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348bbd" officeooo:paragraph-rsid="00348bb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35a827" officeooo:paragraph-rsid="0035a827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800000" style:font-name="SFMono-Regular" fo:font-size="12pt" fo:letter-spacing="normal" fo:font-style="normal" fo:font-weight="normal" officeooo:rsid="00348bbd" officeooo:paragraph-rsid="00348bbd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800000" style:font-name="SFMono-Regular1" fo:font-size="10.5pt" fo:letter-spacing="normal" fo:font-style="normal" fo:font-weight="normal" officeooo:rsid="00396445" officeooo:paragraph-rsid="0039644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d73a49" style:font-name="SFMono-Regular" fo:font-size="9pt" fo:letter-spacing="normal" fo:font-style="normal" fo:font-weight="normal" officeooo:rsid="00337695" officeooo:paragraph-rsid="00396445" style:font-size-asian="12pt" style:font-size-complex="12pt" loext:padding="0cm" loext:border="none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35a827" officeooo:paragraph-rsid="0035a827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396445" officeooo:paragraph-rsid="00396445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3a5b63" officeooo:paragraph-rsid="003a5b63" style:font-size-asian="12pt" style:font-size-complex="12pt"/>
    </style:style>
    <style:style style:name="P22" style:family="paragraph" style:parent-style-name="Standard">
      <style:text-properties officeooo:paragraph-rsid="00061177"/>
    </style:style>
    <style:style style:name="P23" style:family="paragraph" style:parent-style-name="Standard">
      <style:text-properties officeooo:rsid="0023da72" officeooo:paragraph-rsid="0025660a"/>
    </style:style>
    <style:style style:name="P24" style:family="paragraph" style:parent-style-name="Standard">
      <style:text-properties officeooo:rsid="0023fa0f" officeooo:paragraph-rsid="0025660a"/>
    </style:style>
    <style:style style:name="P25" style:family="paragraph" style:parent-style-name="Standard">
      <style:text-properties officeooo:rsid="0023fa0f" officeooo:paragraph-rsid="0023fa0f"/>
    </style:style>
    <style:style style:name="P26" style:family="paragraph" style:parent-style-name="Standard">
      <style:text-properties officeooo:paragraph-rsid="0025660a"/>
    </style:style>
    <style:style style:name="P27" style:family="paragraph" style:parent-style-name="Standard">
      <style:text-properties officeooo:rsid="002629af" officeooo:paragraph-rsid="002629af"/>
    </style:style>
    <style:style style:name="P28" style:family="paragraph" style:parent-style-name="Standard">
      <style:text-properties officeooo:paragraph-rsid="0035a827"/>
    </style:style>
    <style:style style:name="P29" style:family="paragraph" style:parent-style-name="Standard">
      <style:text-properties officeooo:paragraph-rsid="0023da72"/>
    </style:style>
    <style:style style:name="P30" style:family="paragraph" style:parent-style-name="Standard">
      <style:text-properties officeooo:paragraph-rsid="00332b36"/>
    </style:style>
    <style:style style:name="P31" style:family="paragraph" style:parent-style-name="Table_20_Contents">
      <style:text-properties officeooo:paragraph-rsid="00061177"/>
    </style:style>
    <style:style style:name="P32" style:family="paragraph" style:parent-style-name="Table_20_Contents">
      <style:text-properties officeooo:paragraph-rsid="001374d2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1374d2" officeooo:paragraph-rsid="001b37f7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a5b63" officeooo:paragraph-rsid="003bf6fb" style:font-size-asian="12pt" style:font-size-complex="12pt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805606" officeooo:paragraph-rsid="00061177" style:font-size-asian="12pt" style:font-size-complex="12pt"/>
    </style:style>
    <style:style style:name="P37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71ab40" officeooo:paragraph-rsid="00061177" style:font-size-asian="12pt" style:font-size-complex="12pt"/>
    </style:style>
    <style:style style:name="P38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7eb8ae" officeooo:paragraph-rsid="00061177" style:font-size-asian="12pt" style:font-size-complex="12pt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061177" style:font-size-asian="12pt" style:font-size-complex="12pt"/>
    </style:style>
    <style:style style:name="P4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7cde33" officeooo:paragraph-rsid="00061177" style:font-size-asian="12pt" style:font-size-complex="12pt"/>
    </style:style>
    <style:style style:name="P41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7cde33" officeooo:paragraph-rsid="00196903" style:font-size-asian="12pt" style:font-size-complex="12pt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7cde33" officeooo:paragraph-rsid="003c3c2c" style:font-size-asian="12pt" style:font-size-complex="12pt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monospace" fo:font-size="12pt" fo:letter-spacing="normal" fo:font-style="normal" fo:font-weight="normal" officeooo:rsid="00531fd7" officeooo:paragraph-rsid="00531fd7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entury Schoolbook L" fo:font-size="12pt" fo:letter-spacing="normal" fo:font-style="normal" fo:font-weight="normal" officeooo:paragraph-rsid="004861ac" style:font-size-asian="12pt" style:font-size-complex="12pt"/>
    </style:style>
    <style:style style:name="P45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entury Schoolbook L" fo:font-size="12pt" fo:letter-spacing="normal" fo:font-style="normal" fo:font-weight="normal" officeooo:rsid="004ba9c8" officeooo:paragraph-rsid="004ba9c8" style:font-size-asian="12pt" style:font-size-complex="12pt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entury Schoolbook L" fo:font-size="12pt" fo:letter-spacing="normal" fo:font-style="normal" fo:font-weight="normal" officeooo:rsid="004ba9c8" officeooo:paragraph-rsid="004da322" style:font-size-asian="12pt" style:font-size-complex="12pt"/>
    </style:style>
    <style:style style:name="P47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entury Schoolbook L" fo:font-size="12pt" fo:letter-spacing="normal" fo:font-style="normal" fo:font-weight="normal" officeooo:rsid="004ba9c8" officeooo:paragraph-rsid="004f83e3" style:font-size-asian="12pt" style:font-size-complex="12pt"/>
    </style:style>
    <style:style style:name="P48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entury Schoolbook L" fo:font-size="12pt" fo:letter-spacing="normal" fo:font-style="normal" fo:font-weight="normal" officeooo:rsid="004bb5b5" officeooo:paragraph-rsid="004bb5b5" style:font-size-asian="12pt" style:font-size-complex="12pt"/>
    </style:style>
    <style:style style:name="P49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entury Schoolbook L" fo:font-size="12pt" fo:letter-spacing="normal" fo:font-style="normal" fo:font-weight="normal" officeooo:rsid="004da322" officeooo:paragraph-rsid="004da322" style:font-size-asian="12pt" style:font-size-complex="12pt"/>
    </style:style>
    <style:style style:name="P5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entury Schoolbook L" fo:font-size="12pt" fo:letter-spacing="normal" fo:font-style="normal" fo:font-weight="normal" officeooo:rsid="004e2dad" officeooo:paragraph-rsid="004e2dad" style:font-size-asian="12pt" style:font-size-complex="12pt"/>
    </style:style>
    <style:style style:name="P51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entury Schoolbook L" fo:font-size="12pt" fo:letter-spacing="normal" fo:font-style="normal" fo:font-weight="normal" officeooo:rsid="004f83e3" officeooo:paragraph-rsid="004f83e3" style:font-size-asian="12pt" style:font-size-complex="12pt"/>
    </style:style>
    <style:style style:name="P52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entury Schoolbook L" fo:font-size="12pt" fo:letter-spacing="normal" fo:font-style="normal" fo:font-weight="bold" officeooo:rsid="004f83e3" officeooo:paragraph-rsid="004f83e3" style:font-size-asian="12pt" style:font-size-complex="12pt"/>
    </style:style>
    <style:style style:name="P53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Open Sans" fo:font-size="12pt" fo:letter-spacing="normal" fo:font-style="normal" fo:font-weight="normal" officeooo:rsid="0050deb4" officeooo:paragraph-rsid="0050deb4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Open Sans" fo:font-size="12pt" fo:letter-spacing="normal" fo:font-style="normal" fo:font-weight="normal" officeooo:rsid="00528124" officeooo:paragraph-rsid="00528124" style:font-size-asian="12pt" style:font-weight-asian="normal" style:font-size-complex="12pt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Open Sans" fo:font-size="12pt" fo:letter-spacing="normal" fo:font-style="normal" fo:font-weight="normal" officeooo:rsid="00531fd7" officeooo:paragraph-rsid="00531fd7" style:font-size-asian="12pt" style:font-weight-asian="normal" style:font-size-complex="12pt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Open Sans" fo:font-size="12pt" fo:letter-spacing="normal" fo:font-style="normal" fo:font-weight="normal" officeooo:rsid="0054ab1f" officeooo:paragraph-rsid="0054ab1f" style:font-size-asian="12pt" style:font-weight-asian="normal" style:font-size-complex="12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Open Sans" fo:font-size="12pt" fo:letter-spacing="normal" fo:font-style="normal" fo:font-weight="normal" officeooo:rsid="005791fe" officeooo:paragraph-rsid="005791fe" style:font-size-asian="12pt" style:font-weight-asian="normal" style:font-size-complex="12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Open Sans" fo:font-size="12pt" fo:letter-spacing="normal" fo:font-style="normal" fo:font-weight="normal" officeooo:rsid="0057b8e3" officeooo:paragraph-rsid="0057b8e3" style:font-size-asian="12pt" style:font-weight-asian="normal" style:font-size-complex="12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Open Sans" fo:font-size="12pt" fo:letter-spacing="normal" fo:font-style="normal" fo:font-weight="normal" officeooo:rsid="00596250" officeooo:paragraph-rsid="00596250" style:font-size-asian="12pt" style:font-weight-asian="normal" style:font-size-complex="12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Open Sans" fo:font-size="12pt" fo:letter-spacing="normal" fo:font-style="normal" fo:font-weight="normal" officeooo:rsid="0059bfc6" officeooo:paragraph-rsid="0059bfc6" style:font-size-asian="12pt" style:font-weight-asian="normal" style:font-size-complex="12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Open Sans" fo:font-size="12pt" fo:letter-spacing="normal" fo:font-style="normal" fo:font-weight="normal" officeooo:rsid="005ac9ee" officeooo:paragraph-rsid="005ac9ee" style:font-size-asian="12pt" style:font-weight-asian="normal" style:font-size-complex="12pt" style:font-weight-complex="normal"/>
    </style:style>
    <style:style style:name="P62" style:family="paragraph" style:parent-style-name="Preformatted_20_Text">
      <style:paragraph-properties fo:text-align="center" style:justify-single-word="false"/>
      <style:text-properties fo:font-variant="normal" fo:text-transform="none" fo:color="#800000" style:font-name="monospace" fo:font-size="24pt" fo:letter-spacing="normal" fo:font-style="normal" fo:font-weight="normal" officeooo:rsid="0071ab40" officeooo:paragraph-rsid="00061177" style:font-size-asian="24pt" style:font-size-complex="24pt"/>
    </style:style>
    <style:style style:name="P63" style:family="paragraph" style:parent-style-name="Preformatted_20_Text">
      <style:paragraph-properties fo:text-align="center" style:justify-single-word="false"/>
      <style:text-properties fo:font-variant="normal" fo:text-transform="none" fo:color="#800000" style:font-name="sans-serif" fo:font-size="12pt" fo:letter-spacing="normal" fo:font-style="normal" fo:font-weight="normal" officeooo:rsid="000ce0be" officeooo:paragraph-rsid="000ce0be" style:font-size-asian="12pt" style:font-size-complex="12pt"/>
    </style:style>
    <style:style style:name="P64" style:family="paragraph" style:parent-style-name="Preformatted_20_Text">
      <style:paragraph-properties fo:text-align="center" style:justify-single-word="false"/>
      <style:text-properties fo:font-variant="normal" fo:text-transform="none" fo:color="#800000" style:font-name="SFMono-Regular1" fo:font-size="10.5pt" fo:letter-spacing="normal" fo:font-style="normal" fo:font-weight="normal" officeooo:rsid="0042f61b" officeooo:paragraph-rsid="0042f61b" style:font-size-asian="12pt" style:font-size-complex="12pt"/>
    </style:style>
    <style:style style:name="P65" style:family="paragraph" style:parent-style-name="Preformatted_20_Text">
      <style:paragraph-properties fo:text-align="start" style:justify-single-word="false"/>
      <style:text-properties fo:font-variant="normal" fo:text-transform="none" fo:color="#800000" style:font-name="SFMono-Regular1" fo:font-size="10.5pt" fo:letter-spacing="normal" fo:font-style="normal" fo:font-weight="normal" officeooo:rsid="004e2dad" officeooo:paragraph-rsid="004e2dad"/>
    </style:style>
    <style:style style:name="P6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.75pt" fo:letter-spacing="normal" fo:font-style="normal" fo:font-weight="normal" officeooo:rsid="00069b5f" officeooo:paragraph-rsid="00069b5f" style:font-size-asian="12pt" style:font-size-complex="12pt"/>
    </style:style>
    <style:style style:name="P6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.75pt" fo:letter-spacing="normal" fo:font-style="normal" fo:font-weight="normal" officeooo:rsid="00069b5f" officeooo:paragraph-rsid="0010ad1e" style:font-size-asian="12pt" style:font-size-complex="12pt"/>
    </style:style>
    <style:style style:name="P6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.75pt" fo:letter-spacing="normal" fo:font-style="normal" fo:font-weight="normal" officeooo:rsid="0008086d" officeooo:paragraph-rsid="0008086d" style:font-size-asian="12pt" style:font-size-complex="12pt"/>
    </style:style>
    <style:style style:name="P6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3d5046" officeooo:paragraph-rsid="003d5046" style:font-size-asian="12pt" style:font-size-complex="12pt"/>
    </style:style>
    <style:style style:name="P7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40b436" officeooo:paragraph-rsid="0040b436" style:font-size-asian="12pt" style:font-size-complex="12pt"/>
    </style:style>
    <style:style style:name="P7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42492b" officeooo:paragraph-rsid="0042492b" style:font-size-asian="12pt" style:font-size-complex="12pt"/>
    </style:style>
    <style:style style:name="P7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42492b" officeooo:paragraph-rsid="0042f61b" style:font-size-asian="12pt" style:font-size-complex="12pt"/>
    </style:style>
    <style:style style:name="P7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46717e" officeooo:paragraph-rsid="0046717e" style:font-size-asian="12pt" style:font-size-complex="12pt"/>
    </style:style>
    <style:style style:name="P7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4861ac" officeooo:paragraph-rsid="004861ac" style:font-size-asian="12pt" style:font-size-complex="12pt"/>
    </style:style>
    <style:style style:name="P7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Open Sans" fo:font-size="15pt" fo:letter-spacing="normal" fo:font-style="normal" fo:font-weight="bold" officeooo:rsid="0050deb4" officeooo:paragraph-rsid="0050deb4"/>
    </style:style>
    <style:style style:name="P76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08086d" officeooo:paragraph-rsid="0008086d" style:font-size-asian="12pt" style:font-size-complex="12pt"/>
    </style:style>
    <style:style style:name="P77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12380f" officeooo:paragraph-rsid="0012380f" style:font-size-asian="12pt" style:font-size-complex="12pt"/>
    </style:style>
    <style:style style:name="P78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137907" officeooo:paragraph-rsid="00137907" style:font-size-asian="12pt" style:font-size-complex="12pt"/>
    </style:style>
    <style:style style:name="P79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17f2d2" officeooo:paragraph-rsid="0017f2d2" style:font-size-asian="12pt" style:font-size-complex="12pt"/>
    </style:style>
    <style:style style:name="P80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1b37f7" officeooo:paragraph-rsid="001b37f7" style:font-size-asian="12pt" style:font-size-complex="12pt"/>
    </style:style>
    <style:style style:name="P81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1b37f7" officeooo:paragraph-rsid="001e9990" style:font-size-asian="12pt" style:font-size-complex="12pt"/>
    </style:style>
    <style:style style:name="P82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1e9990" officeooo:paragraph-rsid="001e9990" style:font-size-asian="12pt" style:font-size-complex="12pt"/>
    </style:style>
    <style:style style:name="P83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1f52cf" officeooo:paragraph-rsid="001f52cf" style:font-size-asian="12pt" style:font-size-complex="12pt"/>
    </style:style>
    <style:style style:name="P84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0b482" officeooo:paragraph-rsid="0020b482" style:font-size-asian="12pt" style:font-size-complex="12pt"/>
    </style:style>
    <style:style style:name="P85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0ddd3" officeooo:paragraph-rsid="0020ddd3" style:font-size-asian="12pt" style:font-size-complex="12pt"/>
    </style:style>
    <style:style style:name="P86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1a9fc" officeooo:paragraph-rsid="0021a9fc" style:font-size-asian="12pt" style:font-size-complex="12pt"/>
    </style:style>
    <style:style style:name="P87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375c1" officeooo:paragraph-rsid="002375c1" style:font-size-asian="12pt" style:font-size-complex="12pt"/>
    </style:style>
    <style:style style:name="P88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courier" fo:font-size="12pt" fo:letter-spacing="normal" fo:font-style="normal" fo:font-weight="normal" officeooo:rsid="0008086d" officeooo:paragraph-rsid="0008086d" style:font-size-asian="12pt" style:font-size-complex="12pt"/>
    </style:style>
    <style:style style:name="P89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courier" fo:font-size="12pt" fo:letter-spacing="normal" fo:font-style="normal" fo:font-weight="normal" officeooo:rsid="0008086d" officeooo:paragraph-rsid="000ce0be" style:font-size-asian="12pt" style:font-size-complex="12pt"/>
    </style:style>
    <style:style style:name="P90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courier" fo:font-size="12pt" fo:letter-spacing="normal" fo:font-style="normal" fo:font-weight="normal" officeooo:rsid="000ce0be" officeooo:paragraph-rsid="000ce0be" style:font-size-asian="12pt" style:font-size-complex="12pt"/>
    </style:style>
    <style:style style:name="P91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Open Sans" fo:font-size="12pt" fo:letter-spacing="normal" fo:font-style="normal" fo:font-weight="normal" officeooo:rsid="00531fd7" officeooo:paragraph-rsid="00531fd7" style:font-size-asian="12pt" style:font-weight-asian="normal" style:font-size-complex="12pt" style:font-weight-complex="normal"/>
    </style:style>
    <style:style style:name="P92" style:family="paragraph" style:parent-style-name="Preformatted_20_Text">
      <style:paragraph-properties fo:margin-left="0.238cm" fo:margin-right="0.238cm" fo:margin-top="0cm" fo:margin-bottom="0.499cm" loext:contextual-spacing="false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333333" fo:letter-spacing="normal"/>
    </style:style>
    <style:style style:name="P93" style:family="paragraph" style:parent-style-name="Preformatted_20_Text">
      <style:paragraph-properties fo:margin-left="0.238cm" fo:margin-right="0.238cm" fo:margin-top="0cm" fo:margin-bottom="0.499cm" loext:contextual-spacing="false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333333" style:font-name="courier" fo:letter-spacing="normal" fo:font-style="normal" fo:font-weight="normal"/>
    </style:style>
    <style:style style:name="P94" style:family="paragraph" style:parent-style-name="Preformatted_20_Text">
      <style:paragraph-properties fo:margin-left="0.238cm" fo:margin-right="0.238cm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333333" style:font-name="courier" fo:letter-spacing="normal" fo:font-style="normal" fo:font-weight="normal"/>
    </style:style>
    <style:style style:name="P95" style:family="paragraph" style:parent-style-name="Preformatted_20_Text">
      <style:paragraph-properties fo:margin-left="0.238cm" fo:margin-right="0.238cm" fo:text-align="start" style:justify-single-word="false" fo:orphans="2" fo:widows="2" fo:text-indent="0cm" style:auto-text-indent="false" fo:padding="0.132cm" fo:border="0.06pt dotted #ffaa00"/>
      <style:text-properties fo:font-variant="normal" fo:text-transform="none" fo:color="#333333" fo:letter-spacing="normal"/>
    </style:style>
    <style:style style:name="P96" style:family="paragraph" style:parent-style-name="Preformatted_20_Text">
      <style:paragraph-properties fo:margin-left="0.238cm" fo:margin-right="0.238cm" fo:text-align="start" style:justify-single-word="false" fo:orphans="2" fo:widows="2" fo:text-indent="0cm" style:auto-text-indent="false" fo:padding="0.132cm" fo:border="0.06pt dotted #ffaa00"/>
    </style:style>
    <style:style style:name="P97" style:family="paragraph" style:parent-style-name="Text_20_body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08086d" officeooo:paragraph-rsid="0008086d" style:font-size-asian="12pt" style:font-size-complex="12pt"/>
    </style:style>
    <style:style style:name="P98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333333" style:font-name="sans-serif" fo:font-size="12pt" fo:letter-spacing="normal" fo:font-style="normal" fo:font-weight="normal"/>
    </style:style>
    <style:style style:name="P99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333333" style:font-name="sans-serif" fo:font-size="12pt" fo:letter-spacing="normal" fo:font-style="normal" fo:font-weight="normal" officeooo:rsid="0010ad1e" officeooo:paragraph-rsid="0010ad1e" fo:background-color="#ff0000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/>
      <style:text-properties fo:color="#24292e" style:font-name="SFMono-Regular" fo:font-size="9pt"/>
    </style:style>
    <style:style style:name="P10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2" style:family="paragraph" style:parent-style-name="Table_20_Contents">
      <style:paragraph-properties fo:margin-top="0cm" fo:margin-bottom="0cm" loext:contextual-spacing="false" style:line-height-at-least="0.529cm" fo:text-align="start" style:justify-single-word="false"/>
      <style:text-properties fo:color="#24292e" style:font-name="SFMono-Regular" fo:font-size="9pt"/>
    </style:style>
    <style:style style:name="P103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sans-serif" fo:font-size="12pt" fo:letter-spacing="normal" fo:font-style="normal" fo:font-weight="normal"/>
    </style:style>
    <style:style style:name="P104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333333" style:font-name="sans-serif" fo:font-size="12pt" fo:letter-spacing="normal" fo:font-style="normal" fo:font-weight="normal"/>
    </style:style>
    <style:style style:name="P105" style:family="paragraph" style:parent-style-name="Standard" style:list-style-name="L3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137907" officeooo:paragraph-rsid="00137907" style:font-size-asian="12pt" style:font-size-complex="12pt"/>
    </style:style>
    <style:style style:name="P106" style:family="paragraph" style:parent-style-name="Standard" style:list-style-name="L6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e54bc" officeooo:paragraph-rsid="002e54bc" style:font-size-asian="12pt" style:font-size-complex="12pt"/>
    </style:style>
    <style:style style:name="P107" style:family="paragraph" style:parent-style-name="Preformatted_20_Text" style:list-style-name="L1">
      <style:paragraph-properties fo:text-align="start" style:justify-single-word="false"/>
      <style:text-properties fo:font-variant="normal" fo:text-transform="none" fo:color="#000000" style:font-name="monospace" fo:font-size="9.75pt" fo:letter-spacing="normal" fo:font-style="normal" fo:font-weight="normal" officeooo:rsid="006d0369" officeooo:paragraph-rsid="00066f83" style:font-size-asian="12pt" style:font-size-complex="12pt"/>
    </style:style>
    <style:style style:name="P108" style:family="paragraph" style:parent-style-name="Preformatted_20_Text" style:list-style-name="L1">
      <style:paragraph-properties fo:text-align="start" style:justify-single-word="false"/>
      <style:text-properties fo:font-variant="normal" fo:text-transform="none" fo:color="#000000" style:font-name="monospace" fo:font-size="9.75pt" fo:letter-spacing="normal" fo:font-style="normal" fo:font-weight="normal" officeooo:rsid="00066f83" officeooo:paragraph-rsid="00066f83" style:font-size-asian="12pt" style:font-size-complex="12pt"/>
    </style:style>
    <style:style style:name="P10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9.75pt" fo:letter-spacing="normal" fo:font-style="normal" fo:font-weight="normal" officeooo:rsid="0008086d" officeooo:paragraph-rsid="0008086d" style:font-size-asian="12pt" style:font-size-complex="12pt"/>
    </style:style>
    <style:style style:name="P110" style:family="paragraph" style:parent-style-name="Preformatted_20_Text" style:list-style-name="L7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46717e" officeooo:paragraph-rsid="0046717e" style:font-size-asian="12pt" style:font-size-complex="12pt"/>
    </style:style>
    <style:style style:name="P111" style:family="paragraph" style:parent-style-name="Preformatted_20_Text" style:list-style-name="L7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46717e" officeooo:paragraph-rsid="004861ac" style:font-size-asian="12pt" style:font-size-complex="12pt"/>
    </style:style>
    <style:style style:name="P112" style:family="paragraph" style:parent-style-name="Preformatted_20_Text" style:list-style-name="L7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4861ac" officeooo:paragraph-rsid="004861ac" style:font-size-asian="12pt" style:font-size-complex="12pt"/>
    </style:style>
    <style:style style:name="P113" style:family="paragraph" style:parent-style-name="Preformatted_20_Text" style:list-style-name="L7">
      <style:paragraph-properties fo:text-align="start" style:justify-single-word="false"/>
      <style:text-properties fo:font-variant="normal" fo:text-transform="none" fo:color="#000000" style:font-name="SFMono-Regular1" fo:font-size="10.5pt" fo:letter-spacing="normal" fo:font-style="normal" fo:font-weight="normal" officeooo:rsid="0049f21f" officeooo:paragraph-rsid="0049f21f" style:font-size-asian="12pt" style:font-size-complex="12pt"/>
    </style:style>
    <style:style style:name="P114" style:family="paragraph" style:parent-style-name="Preformatted_20_Text" style:list-style-name="L4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137907" officeooo:paragraph-rsid="00137907" style:font-size-asian="12pt" style:font-size-complex="12pt"/>
    </style:style>
    <style:style style:name="P115" style:family="paragraph" style:parent-style-name="Preformatted_20_Text" style:list-style-name="L5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1a9fc" officeooo:paragraph-rsid="0021a9fc" style:font-size-asian="12pt" style:font-size-complex="12pt"/>
    </style:style>
    <style:style style:name="P116" style:family="paragraph" style:parent-style-name="Preformatted_20_Text" style:list-style-name="L5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2375c1" officeooo:paragraph-rsid="002375c1" style:font-size-asian="12pt" style:font-size-complex="12pt"/>
    </style:style>
    <style:style style:name="T1" style:family="text">
      <style:text-properties officeooo:rsid="007386bf"/>
    </style:style>
    <style:style style:name="T2" style:family="text">
      <style:text-properties officeooo:rsid="007b1d36"/>
    </style:style>
    <style:style style:name="T3" style:family="text">
      <style:text-properties officeooo:rsid="007eb8ae"/>
    </style:style>
    <style:style style:name="T4" style:family="text">
      <style:text-properties officeooo:rsid="007dda42"/>
    </style:style>
    <style:style style:name="T5" style:family="text">
      <style:text-properties officeooo:rsid="007eae49"/>
    </style:style>
    <style:style style:name="T6" style:family="text">
      <style:text-properties style:font-name="Ubuntu Mono" fo:font-size="13.5pt" fo:font-weight="bold" officeooo:rsid="007eae49"/>
    </style:style>
    <style:style style:name="T7" style:family="text">
      <style:text-properties officeooo:rsid="006dfb9f"/>
    </style:style>
    <style:style style:name="T8" style:family="text">
      <style:text-properties officeooo:rsid="006f1fa9"/>
    </style:style>
    <style:style style:name="T9" style:family="text">
      <style:text-properties officeooo:rsid="000974a9"/>
    </style:style>
    <style:style style:name="T10" style:family="text">
      <style:text-properties style:font-name="courier" fo:font-style="normal" fo:font-weight="normal"/>
    </style:style>
    <style:style style:name="T11" style:family="text">
      <style:text-properties officeooo:rsid="000974a9" fo:background-color="#ff0000" loext:char-shading-value="0"/>
    </style:style>
    <style:style style:name="T12" style:family="text">
      <style:text-properties officeooo:rsid="001374d2"/>
    </style:style>
    <style:style style:name="T13" style:family="text">
      <style:text-properties officeooo:rsid="0019690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0b482"/>
    </style:style>
    <style:style style:name="T16" style:family="text">
      <style:text-properties style:text-underline-style="solid" style:text-underline-width="auto" style:text-underline-color="font-color" officeooo:rsid="0025660a"/>
    </style:style>
    <style:style style:name="T17" style:family="text">
      <style:text-properties officeooo:rsid="001f52cf"/>
    </style:style>
    <style:style style:name="T18" style:family="text">
      <style:text-properties officeooo:rsid="0021a9fc"/>
    </style:style>
    <style:style style:name="T19" style:family="text">
      <style:text-properties officeooo:rsid="002375c1"/>
    </style:style>
    <style:style style:name="T20" style:family="text">
      <style:text-properties fo:color="#d73a49" loext:padding="0cm" loext:border="none"/>
    </style:style>
    <style:style style:name="T21" style:family="text">
      <style:text-properties fo:color="#d73a49" style:font-name="SFMono-Regular" fo:font-size="9pt" loext:padding="0cm" loext:border="none"/>
    </style:style>
    <style:style style:name="T22" style:family="text">
      <style:text-properties fo:color="#005cc5" loext:padding="0cm" loext:border="none"/>
    </style:style>
    <style:style style:name="T23" style:family="text">
      <style:text-properties officeooo:rsid="0023da72"/>
    </style:style>
    <style:style style:name="T24" style:family="text">
      <style:text-properties officeooo:rsid="0023fa0f"/>
    </style:style>
    <style:style style:name="T25" style:family="text">
      <style:text-properties officeooo:rsid="0025660a"/>
    </style:style>
    <style:style style:name="T26" style:family="text">
      <style:text-properties officeooo:rsid="002629af"/>
    </style:style>
    <style:style style:name="T27" style:family="text">
      <style:text-properties fo:color="#24292e"/>
    </style:style>
    <style:style style:name="T28" style:family="text">
      <style:text-properties fo:color="#24292e" style:font-name="SFMono-Regular" fo:font-size="9pt"/>
    </style:style>
    <style:style style:name="T29" style:family="text">
      <style:text-properties fo:color="#24292e" style:font-name="SFMono-Regular" fo:font-size="9pt" officeooo:rsid="002ba34b" loext:padding="0cm" loext:border="none"/>
    </style:style>
    <style:style style:name="T30" style:family="text">
      <style:text-properties officeooo:rsid="002ff08a"/>
    </style:style>
    <style:style style:name="T31" style:family="text">
      <style:text-properties fo:font-variant="normal" fo:text-transform="none" fo:color="#d73a49" style:font-name="SFMono-Regular" fo:font-size="9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d73a49" style:font-name="SFMono-Regular" fo:font-size="9pt" fo:letter-spacing="normal" fo:font-style="normal" fo:font-weight="normal" officeooo:rsid="0035a827" loext:padding="0cm" loext:border="none"/>
    </style:style>
    <style:style style:name="T33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34" style:family="text">
      <style:text-properties fo:font-variant="normal" fo:text-transform="none" fo:color="#24292e" style:font-name="SFMono-Regular" fo:font-size="9pt" fo:letter-spacing="normal" fo:font-style="normal" fo:font-weight="normal" officeooo:rsid="0035a827"/>
    </style:style>
    <style:style style:name="T35" style:family="text">
      <style:text-properties fo:font-variant="normal" fo:text-transform="none" fo:color="#005cc5" style:font-name="SFMono-Regular" fo:font-size="9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005cc5" style:font-name="SFMono-Regular" fo:font-size="9pt" fo:letter-spacing="normal" fo:font-style="normal" fo:font-weight="normal" officeooo:rsid="0035a827" loext:padding="0cm" loext:border="none"/>
    </style:style>
    <style:style style:name="T37" style:family="text">
      <style:text-properties officeooo:rsid="0035a827"/>
    </style:style>
    <style:style style:name="T38" style:family="text">
      <style:text-properties fo:color="#0101fd" style:font-name="SFMono-Regular1" fo:font-size="10.5pt"/>
    </style:style>
    <style:style style:name="T39" style:family="text">
      <style:text-properties fo:color="#000000" style:font-name="SFMono-Regular" fo:font-size="9pt"/>
    </style:style>
    <style:style style:name="T40" style:family="text">
      <style:text-properties fo:color="#000000" style:font-name="SFMono-Regular" fo:font-size="9pt" officeooo:rsid="0036837c"/>
    </style:style>
    <style:style style:name="T41" style:family="text">
      <style:text-properties fo:color="#000000" style:font-name="SFMono-Regular1" fo:font-size="10.5pt"/>
    </style:style>
    <style:style style:name="T42" style:family="text">
      <style:text-properties fo:color="#000000" style:font-name="SFMono-Regular1" fo:font-size="10.5pt" officeooo:rsid="0036837c"/>
    </style:style>
    <style:style style:name="T43" style:family="text">
      <style:text-properties fo:color="#000000" style:font-name="SFMono-Regular1" fo:font-size="10.5pt" officeooo:rsid="001374d2"/>
    </style:style>
    <style:style style:name="T44" style:family="text">
      <style:text-properties fo:color="#000000" style:font-name="SFMono-Regular1" fo:font-size="10.5pt" officeooo:rsid="003ac6d1"/>
    </style:style>
    <style:style style:name="T45" style:family="text">
      <style:text-properties fo:color="#000000" style:font-name="SFMono-Regular1" fo:font-size="10.5pt" officeooo:rsid="003bf6fb"/>
    </style:style>
    <style:style style:name="T46" style:family="text">
      <style:text-properties fo:color="#000000" style:font-name="SFMono-Regular1" fo:font-size="10.5pt" officeooo:rsid="003c3c2c"/>
    </style:style>
    <style:style style:name="T47" style:family="text">
      <style:text-properties fo:color="#000000" style:font-name="SFMono-Regular1" fo:font-size="10.5pt" officeooo:rsid="003f2140"/>
    </style:style>
    <style:style style:name="T48" style:family="text">
      <style:text-properties fo:color="#07704a" style:font-name="SFMono-Regular1" fo:font-size="10.5pt"/>
    </style:style>
    <style:style style:name="T49" style:family="text">
      <style:text-properties officeooo:rsid="00396445"/>
    </style:style>
    <style:style style:name="T50" style:family="text">
      <style:text-properties fo:color="#7d2727" style:font-name="inherit" fo:font-size="9.75pt" fo:background-color="#eff0f1" loext:char-shading-value="0" loext:padding="0cm" loext:border="none"/>
    </style:style>
    <style:style style:name="T51" style:family="text">
      <style:text-properties fo:color="#7d2727" style:font-name="inherit" fo:font-size="9.75pt" officeooo:rsid="0042f61b" fo:background-color="#eff0f1" loext:char-shading-value="0" loext:padding="0cm" loext:border="none"/>
    </style:style>
    <style:style style:name="T52" style:family="text">
      <style:text-properties officeooo:rsid="004861ac"/>
    </style:style>
    <style:style style:name="T53" style:family="text">
      <style:text-properties style:font-name="Open Sans"/>
    </style:style>
    <style:style style:name="T54" style:family="text">
      <style:text-properties fo:font-weight="bold"/>
    </style:style>
    <style:style style:name="T55" style:family="text">
      <style:text-properties fo:font-weight="bold" officeooo:rsid="004f83e3"/>
    </style:style>
    <style:style style:name="T56" style:family="text">
      <style:text-properties fo:font-weight="bold" officeooo:rsid="004da322"/>
    </style:style>
    <style:style style:name="T57" style:family="text">
      <style:text-properties fo:font-weight="bold" officeooo:rsid="004fde90"/>
    </style:style>
    <style:style style:name="T58" style:family="text">
      <style:text-properties officeooo:rsid="0046717e"/>
    </style:style>
    <style:style style:name="T59" style:family="text">
      <style:text-properties officeooo:rsid="004da322"/>
    </style:style>
    <style:style style:name="T60" style:family="text">
      <style:text-properties officeooo:rsid="004e2dad"/>
    </style:style>
    <style:style style:name="T61" style:family="text">
      <style:text-properties style:use-window-font-color="true" style:font-name="Century Schoolbook L" fo:font-size="12pt" fo:background-color="#eff0f1" loext:char-shading-value="0" style:font-size-asian="12pt" style:font-size-complex="12pt" loext:padding="0cm" loext:border="none"/>
    </style:style>
    <style:style style:name="T62" style:family="text">
      <style:text-properties officeooo:rsid="00569715"/>
    </style:style>
    <style:style style:name="T63" style:family="text">
      <style:text-properties officeooo:rsid="005ac9e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jueves 1 de agosto </text:p>
      <text:p text:style-name="P37">inicie con el programa <text:span text:style-name="T1">puse otro en p4, </text:span>pero ya camilo me dice que revisemos el hopper</text:p>
      <text:p text:style-name="P37"/>
      <text:p text:style-name="P38">bueno ya trabaje con la base de datos ya esta creada con est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31"/>
          </table:table-cell>
        </table:table-row>
      </table:table>
      <text:p text:style-name="P1">CREATE TABLE IF NOT EXISTS <text:span text:style-name="T2">entradas</text:span>(</text:p>
      <text:section text:style-name="Sect1" text:name="crayon-5d41d078c0fa2400096701-2">
        <text:p text:style-name="P22">id BIGINT UNSIGNED AUTO_INCREMENT NOT NULL,</text:p>
      </text:section>
      <text:section text:style-name="Sect1" text:name="crayon-5d41d078c0fa2400096701-3">
        <text:p text:style-name="P22"><text:span text:style-name="T2">Entrada DATETIME NOT NULL </text:span>,</text:p>
      </text:section>
      <text:section text:style-name="Sect1" text:name="crayon-5d41d078c0fa2400096701-4">
        <text:p text:style-name="P22"><text:span text:style-name="T2">Salida DATETIME <text:s/></text:span>,</text:p>
      </text:section>
      <text:section text:style-name="Sect1" text:name="crayon-5d41d078c0fa2400096701-5">
        <text:p text:style-name="P22">PRIMARY KEY(id)</text:p>
      </text:section>
      <text:section text:style-name="Sect1" text:name="crayon-5d41d078c0fa2400096701-6">
        <text:p text:style-name="P22">);</text:p>
      </text:section>
      <text:p text:style-name="P39"/>
      <text:p text:style-name="P40"><text:s/><text:span text:style-name="T3">La instrucción para insertar es este formato</text:span></text:p>
      <text:p text:style-name="P41">insert into entradas(Entrada, Salida) values ('2013-11-24 1<text:span text:style-name="T4">8</text:span>:15:10','<text:span text:style-name="T13">2019-07-05 22:49:00</text:span>');</text:p>
      <text:p text:style-name="P38">la salida originalmente no esta declarada con este se busca y se llena</text:p>
      <text:p text:style-name="P40">update <text:span text:style-name="T5">entradas </text:span>set <text:span text:style-name="T5">Salida</text:span><text:span text:style-name="T6"> =</text:span> '2019-11-2<text:span text:style-name="T4">5</text:span> <text:span text:style-name="T3">20</text:span>:15:10' WHERE <text:span text:style-name="T3">id = 1;</text:span></text:p>
      <text:p text:style-name="P36">bueno cuando me paso a meter los datos en el mismo programa pero con campos especiales para fechas me mete error voy a correr el otro y meto datos de fechas</text:p>
      <text:p text:style-name="P36">no mete entonces no saca porque tiene fechas han de ser otros formatos de campos</text:p>
      <text:p text:style-name="P36"/>
      <text:list xml:id="list5308448503364383338" text:style-name="L1">
        <text:list-item>
          <text:p text:style-name="P107"><text:span text:style-name="T8">M</text:span>eter las horas a la base de datos desde una ventana y </text:p>
          <text:p text:style-name="P107"><text:span text:style-name="T7">después</text:span> que calcule </text:p>
          <text:p text:style-name="P108">no pude hacer esto creo no coinciden los formatos</text:p>
          <text:p text:style-name="P108">no se donde ver que formatos son, en donde se declaran </text:p>
          <text:p text:style-name="P108">quiza en la base de datos no lo seeee….</text:p>
          <text:p text:style-name="P108">Estoy un poco cansado debo agarrar fuerzas me agobia que me falta mucho..</text:p>
        </text:list-item>
      </text:list>
      <text:p text:style-name="P66">no entiendo que es metodo, clase, tupla, funcion,<text:span text:style-name="T9">variable</text:span></text:p>
      <text:p text:style-name="P68">para eso lei el curso de python que esta aqui</text:p>
      <text:p text:style-name="P68"><text:a xlink:type="simple" xlink:href="http://www.tutorialesprogramacionya.com/pythonya/index.php?inicio=0" text:style-name="Internet_20_link" text:visited-style-name="Visited_20_Internet_20_Link">http://www.tutorialesprogramacionya.com/pythonya/index.php?inicio=0</text:a></text:p>
      <text:p text:style-name="P76">Una función es un conjunto de instrucciones en Python que resuelven un problema específico.</text:p>
      <text:p text:style-name="P76"/>
      <text:p text:style-name="P63">Viernes 2 de agosto ciclos</text:p>
      <text:p text:style-name="P88">for x in range(101):</text:p>
      <text:p text:style-name="P92"><text:s text:c="4"/><text:span text:style-name="T10">print(x</text:span></text:p>
      <text:p text:style-name="P88">x=1</text:p>
      <text:p text:style-name="P94">while x&lt;=100:</text:p>
      <text:p text:style-name="P95"><text:s text:c="4"/><text:span text:style-name="T10">print(x)</text:span></text:p>
      <text:p text:style-name="P92"><text:s text:c="4"/><text:span text:style-name="T10">x=x+1</text:span></text:p>
      <text:p text:style-name="P90">ejemplo de funcion </text:p>
      <text:p text:style-name="P89">def finalizacion():</text:p>
      <text:p text:style-name="P95"><text:s text:c="4"/><text:span text:style-name="T10">print("*******************************") <text:s text:c="3"/></text:span></text:p>
      <text:p text:style-name="P95"><text:s text:c="4"/><text:span text:style-name="T10">print("Gracias por utilizar este programa")</text:span></text:p>
      <text:p text:style-name="P94"># programa principal</text:p>
      <text:p text:style-name="P93">finalizacion()</text:p>
      <text:p text:style-name="P76"><text:soft-page-break/>Hemos comenzado a pensar con la metodología de programación estructurada. Buscamos dividir un problema en subproblemas y plantear algoritmos en Python que los resuelvan.</text:p>
      <text:p text:style-name="P76"/>
      <text:p text:style-name="P88">def mostrar_mensaje(mensaje):</text:p>
      <text:p text:style-name="P95"><text:s text:c="4"/><text:span text:style-name="T10">print("*************************************************")</text:span></text:p>
      <text:p text:style-name="P95"><text:s text:c="4"/><text:span text:style-name="T10">print(mensaje)</text:span></text:p>
      <text:p text:style-name="P95"><text:s text:c="4"/><text:span text:style-name="T10">print("*************************************************")</text:span></text:p>
      <text:p text:style-name="P96"/>
      <text:p text:style-name="P94">def carga_suma():</text:p>
      <text:p text:style-name="P95"><text:s text:c="4"/><text:span text:style-name="T10">valor1=int(input("Ingrese el primer valor:"))</text:span></text:p>
      <text:p text:style-name="P95"><text:s text:c="4"/><text:span text:style-name="T10">valor2=int(input("Ingrese el segundo valor:"))</text:span></text:p>
      <text:p text:style-name="P95"><text:s text:c="4"/><text:span text:style-name="T10">suma=valor1+valor2</text:span></text:p>
      <text:p text:style-name="P95"><text:s text:c="4"/><text:span text:style-name="T10">print("La suma de los dos valores es:",suma)</text:span></text:p>
      <text:p text:style-name="P96"/>
      <text:p text:style-name="P96"/>
      <text:p text:style-name="P94"># programa principal</text:p>
      <text:p text:style-name="P96"/>
      <text:p text:style-name="P94">mostrar_mensaje("El programa calcula la suma de dos valores ingresados por teclado.")</text:p>
      <text:p text:style-name="P94">carga_suma()</text:p>
      <text:p text:style-name="P93">mostrar_mensaje("Gracias por utilizar este programa")</text:p>
      <text:p text:style-name="P67">no entiendo que es metodo, clase, tupla, funcion,<text:span text:style-name="T9">v</text:span><text:span text:style-name="T11">ariable respuesta:</text:span></text:p>
      <text:p text:style-name="P67"/>
      <text:p text:style-name="P97">Programación Lineal: Es cuando desarrollamos todo el código sin emplear funciones. El código es una secuencia lineal de comando.</text:p>
      <text:list xml:id="list5991697765468679699" text:style-name="L2">
        <text:list-item>
          <text:p text:style-name="P103">Programación Estructurada: Es cuando planteamos funciones que agrupan actividades a desarrollar y luego dentro del programa llamamos a dichas funciones que pueden estar dentro del mismo archivo (módulo) o en una librería separada.</text:p>
        </text:list-item>
        <text:list-item>
          <text:p text:style-name="P104">Programación Orientada a Objetos: Es cuando planteamos clases y definimos objetos de las mismas (Este es el objetivo de los próximos conceptos, aprender la metodología de programación orientada a objetos y la sintaxis particular de Python para la POO)</text:p>
        </text:list-item>
      </text:list>
      <text:p text:style-name="P97">Un objeto es una entidad independiente con sus propios datos y programación. Las ventanas, menúes, carpetas de archivos pueden ser identificados como objetos; el motor de un auto también es considerado un objeto, en este caso, sus datos (atributos) describen sus características físicas y su programación (métodos) describen el funcionamiento interno y su interrelación con otras partes del automóvil (también objetos).</text:p>
      <text:p text:style-name="P98">El concepto renovador de la tecnología de Orientación a Objetos es la suma de funciones a elementos de datos, a esta unión se le llama encapsulamiento. Por ejemplo, un objeto Auto contiene ruedas, motor, velocidad, color, etc, llamados <text:soft-page-break/>atributos. Encapsulados con estos datos se encuentran los métodos para arrancar, detenerse, dobla, frenar etc. La responsabilidad de un objeto auto consiste en realizar las acciones apropiadas y mantener actualizados sus datos internos. Cuando otra parte del programa (otros objetos) necesitan que el auto realice alguna de estas tareas (por ejemplo, arrancar) le envía un mensaje. A estos objetos que envían mensajes no les interesa la manera en que el objeto auto lleva a cabo sus tareas ni las estructuras de datos que maneja, por ello, están ocultos. Entonces, un objeto contiene información pública, lo que necesitan los otros objetos para interactuar con él e información privada, interna, lo que necesita el objeto para operar y que es irrelevante para los otros objetos de la aplicación.</text:p>
      <text:p text:style-name="P99">Clase</text:p>
      <text:p text:style-name="P98">La programación orientada a objetos se basa en la definición de clases; a diferencia de la programación estructurada, que está centrada en las funciones.</text:p>
      <text:p text:style-name="P98">Una clase es un molde del que luego se pueden crear múltiples objetos, con similares características.</text:p>
      <text:p text:style-name="P98">Un poco más abajo se define una clase Persona y luego se crean dos objetos de dicha clase.</text:p>
      <text:p text:style-name="P98">Una clase es una plantilla (molde), que define atributos (lo que conocemos como variables) y métodos (lo que conocemos como funciones).</text:p>
      <text:p text:style-name="P98">La clase define los atributos y métodos comunes a los objetos de ese tipo, pero luego, cada objeto tendrá sus propios valores y compartirán las mismas funciones.</text:p>
      <text:p text:style-name="P98"/>
      <text:p text:style-name="P77">Sabado 3 de agosto</text:p>
      <text:list xml:id="list2704208877457825815" text:style-name="L3">
        <text:list-item>
          <text:p text:style-name="P105">ya pude meter en el programa los datos de capturar</text:p>
        </text:list-item>
        <text:list-item>
          <text:p text:style-name="P105">hace las tres funciones </text:p>
        </text:list-item>
        <text:list-item>
          <text:p text:style-name="P105">meter </text:p>
        </text:list-item>
        <text:list-item>
          <text:p text:style-name="P105">consultar uno por uno </text:p>
        </text:list-item>
        <text:list-item>
          <text:p text:style-name="P105">y consultar todos</text:p>
        </text:list-item>
      </text:list>
      <text:p text:style-name="P4">faltaria borrar y </text:p>
      <text:p text:style-name="P4">ya calcular el tiempo dentr</text:p>
      <text:p text:style-name="P4">a partir de una fecha metida al tiempo actual</text:p>
      <text:p text:style-name="P4"/>
      <text:p text:style-name="P4">para meter datos desde terminal a la base de datos es esta instruccion</text:p>
      <text:p text:style-name="P4"/>
      <text:p text:style-name="Standard"><text:soft-page-break/>MySQL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section text:style-name="Sect1" text:name="crayon-5d43b67d2958a461620345-1">
              <text:p text:style-name="P32">insert into <text:span text:style-name="T12">entradas</text:span>(<text:span text:style-name="T12">Entrada, Salida</text:span>) values (<text:span text:style-name="T12">2019-07-06 10:35:10</text:span>, <text:span text:style-name="T12">2019-07-06 10:39:10</text:span>);</text:p>
            </text:section>
          </table:table-cell>
        </table:table-row>
      </table:table>
      <text:p text:style-name="P78">Para meter el formato de fecha es de esta forma</text:p>
      <text:p text:style-name="P33">2019-08-06 10:35:10</text:p>
      <text:p text:style-name="P78"/>
      <text:p text:style-name="P78">en el siguiente tema es </text:p>
      <text:list xml:id="list7749383092670053831" text:style-name="L4">
        <text:list-item>
          <text:p text:style-name="P114">tener un programa que le meta la entrada con fecha y hora y me calcule</text:p>
        </text:list-item>
        <text:list-item>
          <text:p text:style-name="P114">el tiempo transcurrido</text:p>
        </text:list-item>
        <text:list-item>
          <text:p text:style-name="P114">luego aplicar las tolerancias</text:p>
        </text:list-item>
        <text:list-item>
          <text:p text:style-name="P114">luego dar importe</text:p>
        </text:list-item>
        <text:list-item>
          <text:p text:style-name="P114">despues pedir dinero metido</text:p>
        </text:list-item>
        <text:list-item>
          <text:p text:style-name="P114">luego cuando esta completo dar cambio si es que lo hay</text:p>
        </text:list-item>
        <text:list-item>
          <text:p text:style-name="P114">comunicarse con los dispositivos de dispensacion</text:p>
        </text:list-item>
        <text:list-item>
          <text:p text:style-name="P114">para ver cuanto <text:span text:style-name="T18">metió</text:span> luego cuanto dar de cambio</text:p>
        </text:list-item>
        <text:list-item>
          <text:p text:style-name="P114">y eso seria todo…</text:p>
        </text:list-item>
      </text:list>
      <text:p text:style-name="P78"/>
      <text:p text:style-name="P78"/>
      <text:p text:style-name="P79">hoy lunes 5 de agosto </text:p>
      <text:p text:style-name="P79">agregue una pestaña donde meto un dato y hace una operación pero pensar que hacer con la anterior</text:p>
      <text:p text:style-name="P79">le di a toshiro lo del mind espero ver que hace</text:p>
      <text:p text:style-name="P79">no vi nada con camilo</text:p>
      <text:p text:style-name="P79"/>
      <text:p text:style-name="P80">martes <text:span text:style-name="T17">6</text:span> de agosto</text:p>
      <text:p text:style-name="P81">hacer el programa que le meta una entrada y me saque el total de tiempo</text:p>
      <text:p text:style-name="P82"><text:span text:style-name="T15">01</text:span><text:span text:style-name="T14">/0</text:span><text:span text:style-name="T15">7</text:span><text:span text:style-name="T14">/</text:span><text:span text:style-name="T15">2019</text:span><text:span text:style-name="T14">/</text:span><text:span text:style-name="T15">00</text:span><text:span text:style-name="T14">/</text:span><text:span text:style-name="T15">00</text:span><text:span text:style-name="T14">/00</text:span> este es el formato que saca el total de horas hasta la fecha actual </text:p>
      <text:p text:style-name="P82">ahora poner dentro de la base de datos convertir de este </text:p>
      <text:p text:style-name="P82">06/08/2019/22/41/10 <text:s text:c="2"/>a este <text:s/>2019-08-06 22:41:10</text:p>
      <text:p text:style-name="P82">luego hacer corte</text:p>
      <text:p text:style-name="P81"><text:span text:style-name="T12">2019-08-06 10:35:10 este es el formato que es para meter a la base de datos</text:span> </text:p>
      <text:p text:style-name="P81"/>
      <text:p text:style-name="P83">miercoles 7 de agosto</text:p>
      <text:p text:style-name="P84">ya mete ala base de datos ya calcula el tiempo </text:p>
      <text:p text:style-name="P84">hay que hacer la base de datos con el total de tiempo y el importe </text:p>
      <text:p text:style-name="P84">comentar el programa </text:p>
      <text:p text:style-name="P84">cambiar los datos de la base de datos y el programa</text:p>
      <text:p text:style-name="P85">bueno hay que hacer que expida tickets imprimir</text:p>
      <text:p text:style-name="P85">leer los ticke y calcular y cobrar metiendolo a la base de datos en el campo ya creado</text:p>
      <text:p text:style-name="P85">los cortes</text:p>
      <text:p text:style-name="P85">el corte final</text:p>
      <text:p text:style-name="P85">no hize nada con el monedero</text:p>
      <text:p text:style-name="P85">voy a trabajar con la tarea de la iglesia</text:p>
      <text:p text:style-name="P86">para mañana</text:p>
      <text:list xml:id="list8681689317633179753" text:style-name="L5">
        <text:list-item>
          <text:p text:style-name="P115">agregar a la tabla tiempo total , importe, corte, acceso, perdido </text:p>
        </text:list-item>
        <text:list-item>
          <text:p text:style-name="P115"><text:soft-page-break/>la consulta seleccionar todos que no tenga corte puede ser un checkbox o que no tengan un c?? y agregarles el corte correspondiente </text:p>
        </text:list-item>
        <text:list-item>
          <text:p text:style-name="P115">mostrar un reloj</text:p>
        </text:list-item>
        <text:list-item>
          <text:p text:style-name="P115">ver consultas</text:p>
        </text:list-item>
        <text:list-item>
          <text:p text:style-name="P115">seleccionar perdidos o no cobrados contarlos </text:p>
        </text:list-item>
        <text:list-item>
          <text:p text:style-name="P115">yo creo que hacer otra tabla con cortes donde tenga numero consecutivo, <text:span text:style-name="T19">fecha ant y fecha de corte </text:span></text:p>
        </text:list-item>
        <text:list-item>
          <text:p text:style-name="P116">una consulta que vuelva a imprimir cortes</text:p>
        </text:list-item>
        <text:list-item>
          <text:p text:style-name="P116">revisar todos las instrucciones y las que no entienda estudiarlas</text:p>
        </text:list-item>
        <text:list-item>
          <text:p text:style-name="P116"><text:s/>ver con toshiro el <text:s/>brazo</text:p>
        </text:list-item>
        <text:list-item>
          <text:p text:style-name="P116">hacerle una impresion</text:p>
        </text:list-item>
      </text:list>
      <text:p text:style-name="P87"/>
      <text:p text:style-name="P87"/>
      <text:p text:style-name="P8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0"><text:bookmark text:name="file-crear_tabla-sql-LC1"/><text:span text:style-name="T20">CREATE</text:span> <text:span text:style-name="T20">TABLE</text:span> <text:span text:style-name="T20">IF</text:span> <text:span text:style-name="T20">NOT</text:span> <text:span text:style-name="T20">EXISTS</text:span> <text:span text:style-name="T23">Entradas</text:span>(<text:bookmark text:name="file-crear_tabla-sql-L2"/></text:p>
          </table:table-cell>
          <table:table-cell table:style-name="Tabla3.B1" office:value-type="string">
            <text:p text:style-name="P35"/>
          </table:table-cell>
        </table:table-row>
        <table:table-row>
          <table:table-cell table:style-name="Tabla3.A2" office:value-type="string">
            <text:p text:style-name="P101"><text:bookmark text:name="file-crear_tabla-sql-LC2"/></text:p>
          </table:table-cell>
          <table:table-cell table:style-name="Tabla3.A1" office:value-type="string">
            <text:p text:style-name="P100">id <text:span text:style-name="T20">BIGINT</text:span> UNSIGNED AUTO_INCREMENT <text:span text:style-name="T20">NOT</text:span> <text:span text:style-name="T20">NULL</text:span>,<text:bookmark text:name="file-crear_tabla-sql-L3"/></text:p>
          </table:table-cell>
        </table:table-row>
        <table:table-row>
          <table:table-cell table:style-name="Tabla3.A2" office:value-type="string">
            <text:p text:style-name="P101"><text:bookmark text:name="file-crear_tabla-sql-LC3"/></text:p>
          </table:table-cell>
          <table:table-cell table:style-name="Tabla3.A1" office:value-type="string">
            <text:p text:style-name="P100">titulo <text:span text:style-name="T20">VARCHAR</text:span>(<text:span text:style-name="T22">255</text:span>) <text:span text:style-name="T20">NOT</text:span> <text:span text:style-name="T20">NULL</text:span>,<text:bookmark text:name="file-crear_tabla-sql-L4"/></text:p>
          </table:table-cell>
        </table:table-row>
        <table:table-row>
          <table:table-cell table:style-name="Tabla3.A2" office:value-type="string">
            <text:p text:style-name="P101"><text:bookmark text:name="file-crear_tabla-sql-LC4"/></text:p>
          </table:table-cell>
          <table:table-cell table:style-name="Tabla3.A1" office:value-type="string">
            <text:p text:style-name="P100">anio <text:span text:style-name="T20">SMALLINT</text:span> <text:span text:style-name="T20">NOT</text:span> <text:span text:style-name="T20">NULL</text:span>,<text:bookmark text:name="file-crear_tabla-sql-L5"/></text:p>
          </table:table-cell>
        </table:table-row>
        <table:table-row>
          <table:table-cell table:style-name="Tabla3.A2" office:value-type="string">
            <text:p text:style-name="P101"><text:bookmark text:name="file-crear_tabla-sql-LC5"/></text:p>
          </table:table-cell>
          <table:table-cell table:style-name="Tabla3.A1" office:value-type="string">
            <text:p text:style-name="P100"><text:span text:style-name="T20">PRIMARY</text:span> <text:span text:style-name="T20">KEY</text:span>(id)<text:bookmark text:name="file-crear_tabla-sql-L6"/></text:p>
          </table:table-cell>
        </table:table-row>
        <table:table-row>
          <table:table-cell table:style-name="Tabla3.A2" office:value-type="string">
            <text:p text:style-name="P101"><text:bookmark text:name="file-crear_tabla-sql-LC6"/></text:p>
          </table:table-cell>
          <table:table-cell table:style-name="Tabla3.A1" office:value-type="string">
            <text:p text:style-name="P102">);</text:p>
          </table:table-cell>
        </table:table-row>
      </table:table>
      <text:p text:style-name="P87"/>
      <text:p text:style-name="P2">CREATE TABLE IF NOT EXISTS <text:span text:style-name="T23">Entradas</text:span>(</text:p>
      <text:section text:style-name="Sect1" text:name="Sección1">
        <text:p text:style-name="P29">id BIGINT UNSIGNED AUTO_INCREMENT NOT NULL,</text:p>
      </text:section>
      <text:section text:style-name="Sect1" text:name="Sección2">
        <text:p text:style-name="P28"><text:span text:style-name="T37">TipoPromocion </text:span><text:span text:style-name="T32">VARCHAR</text:span><text:span text:style-name="T34">(</text:span><text:span text:style-name="T36">255</text:span><text:span text:style-name="T34">)</text:span><text:span text:style-name="T24">,</text:span></text:p>
      </text:section>
      <text:section text:style-name="Sect1" text:name="Sección3">
        <text:p text:style-name="P29"><text:span text:style-name="T2">Salida DATETIME <text:s/></text:span>,</text:p>
        <text:p text:style-name="P30"><text:span text:style-name="T23">TiempoTotal </text:span><text:span text:style-name="T31">VARCHAR</text:span><text:span text:style-name="T33">(</text:span><text:span text:style-name="T35">255</text:span><text:span text:style-name="T33">)</text:span><text:span text:style-name="T24">,</text:span></text:p>
        <text:p text:style-name="P25">Importe INT,</text:p>
        <text:p text:style-name="P25">CorteInc INT,</text:p>
      </text:section>
      <text:section text:style-name="Sect1" text:name="Sección4">
        <text:p text:style-name="P29">PRIMARY KEY(id)</text:p>
      </text:section>
      <text:p text:style-name="P5">);</text:p>
      <text:p text:style-name="P5"/>
      <text:p text:style-name="P3">CREATE TABLE IF NOT EXISTS <text:span text:style-name="T25">Cortes</text:span>(</text:p>
      <text:section text:style-name="Sect1" text:name="Sección5">
        <text:p text:style-name="P26"><text:span text:style-name="T25">Folio </text:span>BIGINT UNSIGNED AUTO_INCREMENT NOT NULL,</text:p>
      </text:section>
      <text:section text:style-name="Sect1" text:name="Sección6">
        <text:p text:style-name="P26"><text:span text:style-name="T25">FechaIni DATETIME NOT NULL </text:span>,</text:p>
      </text:section>
      <text:section text:style-name="Sect1" text:name="Sección7">
        <text:p text:style-name="P26"><text:span text:style-name="T25">FechaFin DATETIME NOT </text:span><text:span text:style-name="T16">NULL</text:span><text:span text:style-name="T25"> <text:s/></text:span>,</text:p>
        <text:p text:style-name="P23"><text:span text:style-name="T25">Importe</text:span> <text:span text:style-name="T25">INT,</text:span></text:p>
        <text:p text:style-name="P24"><text:span text:style-name="T25">NumBoletos</text:span> INT,</text:p>
        <text:p text:style-name="P27">TipoDCorte SMALLINT,</text:p>
      </text:section>
      <text:section text:style-name="Sect1" text:name="Sección8">
        <text:p text:style-name="P26">PRIMARY KEY(<text:span text:style-name="T26">Folio</text:span>)</text:p>
      </text:section>
      <text:p text:style-name="P7">);</text:p>
      <text:p text:style-name="P7"/>
      <text:p text:style-name="P8">sabado 10 de agosto </text:p>
      <text:p text:style-name="P8">ya hice la base de datos parqueadero le puse dos tablas</text:p>
      <text:p text:style-name="P8">una Cortes y Entradas</text:p>
      <text:p text:style-name="P8">Entradas tiene estos campos</text:p>
      <text:p text:style-name="P8"><text:s/>id | Entrada <text:s text:c="12"/>| Salida <text:s text:c="13"/>| TiempoTotal | Importe | CorteInc |</text:p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column table:style-name="Tabla4.E"/>
        <table:table-column table:style-name="Tabla4.F"/>
        <table:table-header-rows>
          <table:table-row>
            <table:table-cell table:style-name="Tabla4.A1" office:value-type="string">
              <text:p text:style-name="Table_20_Contents"/>
            </table:table-cell>
            <table:table-cell table:style-name="Tabla4.A1" office:value-type="string">
              <text:p text:style-name="Table_20_Contents"/>
            </table:table-cell>
            <table:table-cell table:style-name="Tabla4.A1" office:value-type="string">
              <text:p text:style-name="Table_20_Contents"/>
            </table:table-cell>
            <table:table-cell table:style-name="Tabla4.A1" office:value-type="string">
              <text:p text:style-name="Table_20_Contents"/>
            </table:table-cell>
            <table:table-cell table:style-name="Tabla4.A1" office:value-type="string">
              <text:p text:style-name="Table_20_Contents"/>
            </table:table-cell>
            <table:table-cell table:style-name="Tabla4.F1" office:value-type="string">
              <text:p text:style-name="Table_20_Contents"/>
            </table:table-cell>
          </table:table-row>
        </table:table-header-rows>
      </table:table>
      <text:p text:style-name="P8"><text:soft-page-break/>Y Cortes tiene estos campos o columnas</text:p>
      <text:p text:style-name="P8"><text:s/>Field <text:s text:c="5"/>| Type <text:s text:c="15"/>| Null | Key | Default | Extra <text:s text:c="9"/>|</text:p>
      <text:p text:style-name="P8">+------------+---------------------+------+-----+---------+----------------+</text:p>
      <text:p text:style-name="P8">| Folio <text:s text:c="5"/>| bigint(20) unsigned | NO <text:s text:c="2"/>| PRI | NULL <text:s text:c="3"/>| auto_increment |</text:p>
      <text:p text:style-name="P8">| FechaIni <text:s text:c="2"/>| datetime <text:s text:c="11"/>| NO <text:s text:c="2"/>| <text:s text:c="4"/>| NULL <text:s text:c="3"/>| <text:s text:c="15"/>|</text:p>
      <text:p text:style-name="P8">| FechaFin <text:s text:c="2"/>| datetime <text:s text:c="11"/>| NO <text:s text:c="2"/>| <text:s text:c="4"/>| NULL <text:s text:c="3"/>| <text:s text:c="15"/>|</text:p>
      <text:p text:style-name="P8">| Importe <text:s text:c="3"/>| int(11) <text:s text:c="12"/>| YES <text:s/>| <text:s text:c="4"/>| NULL <text:s text:c="3"/>| <text:s text:c="15"/>|</text:p>
      <text:p text:style-name="P8">| NumBoletos | int(11) <text:s text:c="12"/>| YES <text:s/>| <text:s text:c="4"/>| NULL <text:s text:c="3"/>| <text:s text:c="15"/>|</text:p>
      <text:p text:style-name="P8">| TipoDCorte | smallint(6) <text:s text:c="8"/>| YES <text:s/>| <text:s text:c="4"/>| NULL <text:s text:c="3"/>| <text:s text:c="15"/>|</text:p>
      <text:p text:style-name="P8"/>
      <text:p text:style-name="P6"><text:span text:style-name="T21">update</text:span><text:span text:style-name="T27"> </text:span><text:span text:style-name="T28">tabla </text:span><text:span text:style-name="T21">set </text:span><text:span text:style-name="T29">nombreColumna</text:span><text:span text:style-name="T28"> </text:span><text:span text:style-name="T21">=</text:span><text:span text:style-name="T27"> </text:span><text:span text:style-name="T28">valor </text:span><text:span text:style-name="T21">where</text:span><text:span text:style-name="T27"> </text:span><text:span text:style-name="T28">condicion;</text:span></text:p>
      <text:p text:style-name="P6"><text:span text:style-name="T21">update</text:span><text:span text:style-name="T28"> tabla </text:span><text:span text:style-name="T21">set</text:span><text:span text:style-name="T28"> nombreColumna </text:span><text:span text:style-name="T21">=</text:span><text:span text:style-name="T28"> nuevoValor, otraColumna </text:span><text:span text:style-name="T21">=</text:span><text:span text:style-name="T28"> otroValor;</text:span></text:p>
      <text:p text:style-name="P8">update Entradas set Salida ="2019-08-06 10:35:10" where id = 21;</text:p>
      <text:p text:style-name="P8"/>
      <text:p text:style-name="P9">hoy sabado ya lo ordene y ya estan los pilares donde se construira el programa</text:p>
      <text:list xml:id="list4202178355787233813" text:style-name="L6">
        <text:list-item>
          <text:p text:style-name="P106">en la pestaña 2 poner del folio para que saque los registros seleccionados</text:p>
        </text:list-item>
        <text:list-item>
          <text:p text:style-name="P106">solo los que no tienen salida</text:p>
        </text:list-item>
        <text:list-item>
          <text:p text:style-name="P106">en la pestaña 2 con el boton 2 calcular el tiempo del folio seleccionado</text:p>
        </text:list-item>
        <text:list-item>
          <text:p text:style-name="P106">que en la semana sera con el rfid</text:p>
        </text:list-item>
        <text:list-item>
          <text:p text:style-name="P106">en la pestaña 2 guardara en la base de datos el tiempo transcurrido </text:p>
        </text:list-item>
        <text:list-item>
          <text:p text:style-name="P106">en otro boton que despues lo hara el anterior calculara la tarifa y el importe</text:p>
        </text:list-item>
        <text:list-item>
          <text:p text:style-name="P106">la tarifa tiene que ser configurable</text:p>
        </text:list-item>
        <text:list-item>
          <text:p text:style-name="P106">pondra importe</text:p>
        </text:list-item>
      </text:list>
      <text:p text:style-name="P9"/>
      <text:p text:style-name="P9">poner rfid</text:p>
      <text:p text:style-name="P9">poner sensor de entradas salidas hardware</text:p>
      <text:p text:style-name="P9">poner el programa en la raspberry de estacionamiento</text:p>
      <text:p text:style-name="P9">poner el programa en la raspberry tambien del sensor</text:p>
      <text:p text:style-name="P9">dar cambio monedero y billetero</text:p>
      <text:p text:style-name="P9">****calcular el tiempo de hacer todo esto y con lo que genere todo esto(de donde sacar dinero)</text:p>
      <text:p text:style-name="P9">la base de datos espejo</text:p>
      <text:p text:style-name="P9">**** pensar que voy a hacer a merida </text:p>
      <text:p text:style-name="P9"/>
      <text:p text:style-name="P9">estos dos puntos pensar unos 15 minutos cada uno</text:p>
      <text:p text:style-name="P9"/>
      <text:p text:style-name="P9">tambien me gustaria pensar en los puntos que no estoy de acuerdo de la iglesia</text:p>
      <text:p text:style-name="P9"/>
      <text:p text:style-name="P10">hoy 13 de agosto <text:span text:style-name="T30">martes</text:span></text:p>
      <text:p text:style-name="P10">meter a la base de datos</text:p>
      <text:p text:style-name="P10">hacer la tarifa</text:p>
      <text:p text:style-name="P10">y meter a la base de datos</text:p>
      <text:p text:style-name="P10">hacer la presentacion mas grande</text:p>
      <text:p text:style-name="P10">hacer corte solo los que han sido cobrado y no tienen un corte</text:p>
      <text:p text:style-name="P11"><text:s/>update Entradas set Salida = '2019-08-13 17:24:43' WHERE id = 1;</text:p>
      <text:p text:style-name="P11"><text:span text:style-name="T21">update</text:span><text:span text:style-name="T27"> Entradas</text:span><text:span text:style-name="T28"> </text:span><text:span text:style-name="T21">set</text:span><text:span text:style-name="T27"> Entrada</text:span><text:span text:style-name="T28"> </text:span><text:span text:style-name="T21">=</text:span><text:span text:style-name="T27"> </text:span>'2019-07-13 17:24:43'<text:span text:style-name="T28">, Salida </text:span><text:span text:style-name="T21">=</text:span><text:span text:style-name="T27"> ‘</text:span>2019-08-13 17:24:43<text:span text:style-name="T27">’ where id =2</text:span><text:span text:style-name="T28">;</text:span></text:p>
      <text:p text:style-name="P12">update Entradas set <text:span text:style-name="T49">CorteInc</text:span> = '<text:span text:style-name="T49">1</text:span>' WHERE id = <text:span text:style-name="T49">3</text:span>;</text:p>
      <text:p text:style-name="P18"><text:soft-page-break/></text:p>
      <text:p text:style-name="P14">ya guarda el registro calculado ya lo deje con dos ventanillas hoy le voy a poner que muestre los que no han sido cobrados y los del dia</text:p>
      <text:p text:style-name="P16">miércoles 14 de agosto del 2019</text:p>
      <text:p text:style-name="P14"/>
      <text:p text:style-name="P14">hoy tengo que hacer los cortes</text:p>
      <text:p text:style-name="P14"/>
      <text:p text:style-name="P15">para agregar una columna a una base de datos</text:p>
      <text:p text:style-name="P13"><text:span text:style-name="T38">ALTER</text:span><text:span text:style-name="T39"> </text:span><text:span text:style-name="T38">TABLE</text:span><text:span text:style-name="T39"> tabla</text:span><text:span text:style-name="T41"> </text:span><text:span text:style-name="T38">ADD</text:span><text:span text:style-name="T39"> </text:span><text:span text:style-name="T41">column_b </text:span><text:span text:style-name="T38">VARCHAR</text:span><text:span text:style-name="T41">(20) </text:span><text:span text:style-name="T48">NULL</text:span><text:span text:style-name="T41">, column_c </text:span><text:span text:style-name="T38">INT</text:span><text:span text:style-name="T39"> </text:span><text:span text:style-name="T48">NULL</text:span><text:span text:style-name="T39"> </text:span><text:span text:style-name="T41">;</text:span></text:p>
      <text:p text:style-name="P13"><text:span text:style-name="T38">ALTER</text:span><text:span text:style-name="T39"> </text:span><text:span text:style-name="T38">TABLE</text:span><text:span text:style-name="T39"> </text:span><text:span text:style-name="T41"><text:s/></text:span><text:span text:style-name="T42">Entradas </text:span><text:span text:style-name="T38">ADD</text:span><text:span text:style-name="T39"> </text:span><text:span text:style-name="T40">TarifaPreferente</text:span><text:span text:style-name="T41"> </text:span><text:span text:style-name="T38">VARCHAR</text:span><text:span text:style-name="T41">(2</text:span><text:span text:style-name="T42">55</text:span><text:span text:style-name="T41">) </text:span><text:span text:style-name="T39"><text:s/></text:span><text:span text:style-name="T41">;</text:span></text:p>
      <text:p text:style-name="P19"/>
      <text:p text:style-name="P17">lunes 19 de agosto</text:p>
      <text:p text:style-name="P20">hoy hacer el cobro y ponerle los descuentos</text:p>
      <text:p text:style-name="P20">hacer lo de baños y el proposito</text:p>
      <text:p text:style-name="P20">hacer lo de elevador…</text:p>
      <text:p text:style-name="P21">UPDATE Entradas SET CorteInc = '0' WHERE CorteInc = 1;</text:p>
      <text:p text:style-name="P21"/>
      <text:p text:style-name="P34"><text:span text:style-name="T41">insert into </text:span><text:span text:style-name="T44">Cortes</text:span><text:span text:style-name="T41">(</text:span><text:span text:style-name="T44">FechaIni, </text:span><text:span text:style-name="T45">FechaFin</text:span><text:span text:style-name="T41">) values (</text:span><text:span text:style-name="T43">2019-0</text:span><text:span text:style-name="T44">8</text:span><text:span text:style-name="T43">-</text:span><text:span text:style-name="T44">19</text:span><text:span text:style-name="T43"> 10:39:10, 2019-0</text:span><text:span text:style-name="T44">8</text:span><text:span text:style-name="T43">-</text:span><text:span text:style-name="T44">19</text:span><text:span text:style-name="T43"> 1</text:span><text:span text:style-name="T45">2</text:span><text:span text:style-name="T43">:</text:span><text:span text:style-name="T45">12</text:span><text:span text:style-name="T43">:10</text:span><text:span text:style-name="T41">);</text:span></text:p>
      <text:p text:style-name="P42"><text:span text:style-name="T41">insert into </text:span><text:span text:style-name="T46">Cortes</text:span><text:span text:style-name="T41">(</text:span><text:span text:style-name="T46">FechaIni, FechaF</text:span><text:span text:style-name="T47">i</text:span><text:span text:style-name="T46">n</text:span><text:span text:style-name="T41">) values ('2013-</text:span><text:span text:style-name="T46">08</text:span><text:span text:style-name="T41">-</text:span><text:span text:style-name="T46">19</text:span><text:span text:style-name="T41"> 1</text:span><text:span text:style-name="T46">0</text:span><text:span text:style-name="T41">:15:10','2019-</text:span><text:span text:style-name="T46">08</text:span><text:span text:style-name="T41">-</text:span><text:span text:style-name="T46">19</text:span><text:span text:style-name="T41"> 1</text:span><text:span text:style-name="T46">2</text:span><text:span text:style-name="T41">:1</text:span><text:span text:style-name="T46">9</text:span><text:span text:style-name="T41">:10');</text:span></text:p>
      <text:p text:style-name="P69"><text:s/>select sum(importe) from Entradas;</text:p>
      <text:p text:style-name="P70">hoy no puede guardar el corte aunque ya lo calcula </text:p>
      <text:p text:style-name="P70">que detalle no lo se mañana lo averiguo</text:p>
      <text:p text:style-name="P64">martes 20 de agosto del 2019</text:p>
      <text:p text:style-name="P71">ya lo correji con esto</text:p>
      <text:p text:style-name="P71">Im38 = "".join([x for x in ImpCorte2 if x.isdigit()])</text:p>
      <text:p text:style-name="P71">para reiniciar el contador es con eesto</text:p>
      <text:p text:style-name="P71"><text:span text:style-name="Source_20_Text"><text:span text:style-name="T50">ALTER TABLE tu_tabla_va_aqui AUTO_INCREMENT = 1</text:span></text:span></text:p>
      <text:p text:style-name="P72"><text:span text:style-name="Source_20_Text"><text:span text:style-name="T51"/></text:span></text:p>
      <text:p text:style-name="P72"><text:span text:style-name="Source_20_Text"><text:span text:style-name="T51"/></text:span></text:p>
      <text:p text:style-name="P72"><text:span text:style-name="Source_20_Text"><text:span text:style-name="T51">del corte hay que sacar los que ya son cobrados y los que no han sido cobrados dejarlos fuera </text:span></text:span></text:p>
      <text:p text:style-name="P72"><text:span text:style-name="Source_20_Text"><text:span text:style-name="T51">y ponerles el corte consecutivo</text:span></text:span></text:p>
      <text:p text:style-name="P72"><text:span text:style-name="Source_20_Text"><text:span text:style-name="T51">ya los que han cobrado no volver a cobrarles</text:span></text:span></text:p>
      <text:p text:style-name="P72"><text:span text:style-name="Source_20_Text"><text:span text:style-name="T51"/></text:span></text:p>
      <text:p text:style-name="P73"><text:span text:style-name="T52">miércoles</text:span> 21 de agosto del 2019</text:p>
      <text:p text:style-name="P73"/>
      <text:p text:style-name="P74">ACTIVIDADES:</text:p>
      <text:list xml:id="list7914679971240490647" text:style-name="L7">
        <text:list-item>
          <text:p text:style-name="P110">expedir ticket sin <text:span text:style-name="T52">hora de </text:span>salida y sin corte o co<text:span text:style-name="T52">r</text:span>te 0 como esta <text:span text:style-name="T52">ahorita</text:span></text:p>
          <text:p text:style-name="P110"/>
        </text:list-item>
        <text:list-item>
          <text:p text:style-name="P110">cobrar ticket, ponerle hora de salida, importe y no volver a cobrar, <text:span text:style-name="T52">QUE SALGA UN ANUNCIO YA FUE COBRADO, QUE SE DESHABIITE EL DE COBRO, <text:s/>que al cobrar se ponga la hora de salida, y en “no escribible”</text:span></text:p>
          <text:p text:style-name="P110"/>
        </text:list-item>
        <text:list-item>
          <text:p text:style-name="P110">hacer corte es sumar todos los que tienen importe y <text:span text:style-name="T52">no tienen folio de corte o corte 0 </text:span><text:s/>ponerles el folio del corte consecutivo <text:span text:style-name="T52">los que tienen folio de corte no sumarlos </text:span></text:p>
          <text:p text:style-name="P110"/>
        </text:list-item>
        <text:list-item>
          <text:p text:style-name="P111">al otro corte solo cobrar los que tienen importe y num de corte 0 o sin corte</text:p>
          <text:p text:style-name="P111"/>
        </text:list-item>
        <text:list-item>
          <text:p text:style-name="P112">ver lo de la impresora que imprima el código de barras</text:p>
          <text:p text:style-name="P112"/>
        </text:list-item>
        <text:list-item>
          <text:p text:style-name="P112">ver lo de poner el programa en la raspberry con lo del programa del ultrasonido agr5</text:p>
          <text:p text:style-name="P112"/>
        </text:list-item>
        <text:list-item>
          <text:p text:style-name="P112">ver las tarifas que hay que cobrar en Durango</text:p>
          <text:p text:style-name="P112"/>
        </text:list-item>
        <text:list-item>
          <text:p text:style-name="P112">agrandar y dar presentación</text:p>
          <text:p text:style-name="P111"/>
        </text:list-item>
        <text:list-item>
          <text:p text:style-name="P112">hacer la descripción de lo que se va a hacer para el elevador</text:p>
        </text:list-item>
        <text:list-item>
          <text:p text:style-name="P113"><text:soft-page-break/>hacer corte a las 7 am todos los dias</text:p>
        </text:list-item>
      </text:list>
      <text:p text:style-name="P44"><text:span text:style-name="T58"><text:s/></text:span>UPDATE tabla SET campo = ‘valor’ WHERE condición</text:p>
      <text:p text:style-name="P45">update Entradas set CorteInc = 1 where Importe &gt; 0;</text:p>
      <text:p text:style-name="P45">SELECT MAX(id_tabla) AS id FROM tabla</text:p>
      <text:p text:style-name="P48">select max(Folio) as id from Cortes;</text:p>
      <text:p text:style-name="P49">MaxNumCorte= 1</text:p>
      <text:p text:style-name="P46">update Entradas set CorteInc = <text:span text:style-name="T59">2</text:span> where <text:span text:style-name="T59">CorteInc</text:span> <text:span text:style-name="T59">=</text:span>0;</text:p>
      <text:p text:style-name="P46">SELECT TITLE FROM eli.books WHERE isbn='4444' and AUTHOR='edu';</text:p>
      <text:p text:style-name="P49">update Entradas set CorteInc = 2 where CorteInc = 0 and Importe <text:span text:style-name="T60">is null</text:span></text:p>
      <text:p text:style-name="P49">$sql = "UPDATE `table_name` SET `column1`='val1', `column2`=NULL, WHERE `column3`='val3'";</text:p>
      <text:p text:style-name="P50">update Entradas set CorteInc = 2 where Importe is null and CorteInc = 0 ;</text:p>
      <text:p text:style-name="P50"/>
      <text:p text:style-name="P65"><text:span text:style-name="Source_20_Text"><text:span text:style-name="T61">ALTER TABLE tu_tabla_va_aqui AUTO_INCREMENT = 1</text:span></text:span></text:p>
      <text:p text:style-name="P51">alter tabl<text:span text:style-name="T62">e</text:span> Cortes auto_increment =1; #esto es para reiniciar el contador</text:p>
      <text:p text:style-name="P51">esto es para borrar los datos</text:p>
      <text:p text:style-name="P51"><text:span text:style-name="T54">TRUNCATE</text:span> <text:span text:style-name="T54">TABLE</text:span> <text:span text:style-name="T54">nombre_tabla;</text:span></text:p>
      <text:p text:style-name="P52">truncate table Cortes;</text:p>
      <text:p text:style-name="P47"><text:span text:style-name="T54">update Entradas set CorteInc = </text:span><text:span text:style-name="T55">0,</text:span><text:span text:style-name="T54"> </text:span><text:span text:style-name="T55">TiempoTotal = null, CorteInc = 0 </text:span><text:span text:style-name="T54">where </text:span><text:span text:style-name="T55">TarifaPreferente</text:span><text:span text:style-name="T54"> </text:span><text:span text:style-name="T56">= </text:span><text:span text:style-name="T55">normal</text:span><text:span text:style-name="T54">;</text:span></text:p>
      <text:p text:style-name="P47"><text:span text:style-name="T54">delete from </text:span><text:span text:style-name="T57">Cortes</text:span><text:span text:style-name="T54"> where 1</text:span></text:p>
      <text:p text:style-name="P75">hoy 22 de agosto del 2013 ya guarda el corte</text:p>
      <text:p text:style-name="P53">hay que revisar los parametros del corte</text:p>
      <text:p text:style-name="P54">vi lo de la impresion pero solo puedohacerlo con esto</text:p>
      <text:p text:style-name="P54">lp -d EPSON-TM-T20II-42C texto.txt</text:p>
      <text:p text:style-name="P54"/>
      <text:p text:style-name="P55">en esta pagina veo como se instala la impresora</text:p>
      <text:p text:style-name="P43"><text:a xlink:type="simple" xlink:href="https://pythonhosted.org/python-printer-escpos/manual/connections/usb.html#getting-interface-id" text:style-name="Internet_20_link" text:visited-style-name="Visited_20_Internet_20_Link"><text:span text:style-name="T53">https://pythonhosted.org/python-printer-escpos/manual/connections/usb.html#getting-interface-id</text:span></text:a></text:p>
      <text:p text:style-name="P55">peron no se ve dice que esta desconectada</text:p>
      <text:p text:style-name="P91">lsusb</text:p>
      <text:p text:style-name="P55">con esto veo el diveice y mas</text:p>
      <text:p text:style-name="P91">lsusb -vvv -d 1504:0006 | grep iInterface</text:p>
      <text:p text:style-name="P56">esto dice que no lo puede abrir</text:p>
      <text:p text:style-name="P56">parece que aquí hay algo pero ya me canse y no hay gas claus no se que pase </text:p>
      <text:p text:style-name="P56">veremos que podemos hacer Dios me cuide</text:p>
      <text:p text:style-name="P57">HOY 23 DE AGOSTO </text:p>
      <text:p text:style-name="P57">YA EL CORTELO HACE ADECUADAMENTE </text:p>
      <text:p text:style-name="P57">ME FALTA DARLE TAMAÑO Y PRESENTACION </text:p>
      <text:p text:style-name="P57">LO CORTES DEBEN SER DE 6 AM A 6 AM AUNQUE HALLA PARCIALES</text:p>
      <text:p text:style-name="P57">no vi nada de la impresora <text:s/>voy a ver a eduardo</text:p>
      <text:p text:style-name="P58">hoy sabado 24 de agosto </text:p>
      <text:p text:style-name="P58">me presente un problema</text:p>
      <text:p text:style-name="P58">ultiCort2=ultiCort1[startLoc: endLoc]</text:p>
      <text:p text:style-name="P58"><text:s text:c="8"/>#ultiCort3= datetime.strptime(ultiCort2, '%Y, %m, %d, %H, %M, %S')</text:p>
      <text:p text:style-name="P58"><text:soft-page-break/><text:s text:c="8"/>#ultiCort4 = datetime.strftime(ultiCort3, '%Y/%m/%d/%H/%M/%S')</text:p>
      <text:p text:style-name="P58"><text:s text:c="8"/>#ultiCort = datetime.strptime(ultiCort4, '%Y/%m/%d/%H/%M/%S')</text:p>
      <text:p text:style-name="P58"><text:s text:c="8"/>self.FechUCORTE.set(ultiCort2)</text:p>
      <text:p text:style-name="P58"><text:s text:c="8"/>fecha = datetime.today()</text:p>
      <text:p text:style-name="P58"><text:s text:c="8"/>fecha1= fecha.strftime("%Y-%m-%d %H:%M:%S")</text:p>
      <text:p text:style-name="P58"><text:s text:c="8"/>fechaActual= datetime.strptime(fecha1, '%Y-%m-%d %H:%M:%S')</text:p>
      <text:p text:style-name="P58"><text:s text:c="8"/>self.FechaCorte.set(fechaActual)</text:p>
      <text:p text:style-name="P58">al convertir la fecha me aparece un digito menos hay que pensar como hacerle </text:p>
      <text:p text:style-name="P58">creo es revisar porque pone los parentesis antes</text:p>
      <text:p text:style-name="P58"/>
      <text:p text:style-name="P59">en max de mysql los pone </text:p>
      <text:p text:style-name="P59">asi se queda porque ya es tarde</text:p>
      <text:p text:style-name="P59"/>
      <text:p text:style-name="P60">lunes 26 de agosto del 2019</text:p>
      <text:p text:style-name="P60">ya tengo <text:span text:style-name="T63">la solucion</text:span></text:p>
      <text:p text:style-name="P61">del string hassta imprimi unas copias</text:p>
      <text:p text:style-name="P61">necesito 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erif"/>
    <style:font-face style:name="SFMono-Regular1" svg:font-family="SFMono-Regular, Consolas, 'Liberation Mono', Menlo, Courier, monospace"/>
    <style:font-face style:name="SFMono-Regular" svg:font-family="SFMono-Regular, Consolas, 'Liberation Mono', Menlo, monospace"/>
    <style:font-face style:name="Ubuntu Mono" svg:font-family="'Ubuntu Mono', UbuntuMonoRegular, 'Courier New', monospace"/>
    <style:font-face style:name="courier" svg:font-family="courier"/>
    <style:font-face style:name="inherit" svg:font-family="inherit"/>
    <style:font-face style:name="monospace" svg:font-family="monospace"/>
    <style:font-face style:name="sans-serif" svg:font-family="sans-serif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6:56:08.021920382</meta:creation-date>
    <dc:date>2019-09-12T17:54:01.177183926</dc:date>
    <meta:editing-duration>P1DT11H28M20S</meta:editing-duration>
    <meta:editing-cycles>33</meta:editing-cycles>
    <meta:generator>LibreOffice/5.1.6.2$Linux_X86_64 LibreOffice_project/10m0$Build-2</meta:generator>
    <meta:document-statistic meta:table-count="4" meta:image-count="0" meta:object-count="0" meta:page-count="9" meta:paragraph-count="289" meta:word-count="2469" meta:character-count="14918" meta:non-whitespace-character-count="12377"/>
  </office:meta>
</office:document-meta>
</file>